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ff3366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Festa Lista de Convida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ssoas</text:p>
          </table:table-cell>
          <table:table-cell office:value-type="string">
            <text:p>Total pessoas</text:p>
          </table:table-cell>
          <table:table-cell office:value-type="string">
            <text:p>Convite</text:p>
          </table:table-cell>
          <table:table-cell office:value-type="string">
            <text:p>Total</text:p>
          </table:table-cell>
          <table:table-cell office:value-type="string">
            <text:p>Convites total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Galera</text:p>
          </table:table-cell>
          <table:table-cell office:value-type="string">
            <text:p>Queixo, zé, samu e luquinh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E4:.E18])" office:value-type="float" office:value="13">
            <text:p>13</text:p>
          </table:table-cell>
          <table:table-cell office:value-type="float" office:value="12">
            <text:p>12</text:p>
          </table:table-cell>
          <table:table-cell table:style-name="ce2" table:formula="of:=[.G4]-[.F4]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Novometodo</text:p>
          </table:table-cell>
          <table:table-cell office:value-type="string">
            <text:p>Ivo, marlon, joao, drac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mília 1</text:p>
          </table:table-cell>
          <table:table-cell office:value-type="string">
            <text:p>Sil, Chico, lu, felipe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mília 2</text:p>
          </table:table-cell>
          <table:table-cell office:value-type="string">
            <text:p>tias: lu, lili, dinda, ale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vulsos</text:p>
          </table:table-cell>
          <table:table-cell office:value-type="string">
            <text:p>Regis, lucas plens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/03/2010</text:date>, <text:time>18:2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Matelli</meta:initial-creator>
    <meta:creation-date>2010-03-18T18:10:30</meta:creation-date>
    <dc:date>2010-03-18T18:21:02</dc:date>
    <dc:creator>Francisco Matelli</dc:creator>
    <meta:editing-duration>PT00H10M39S</meta:editing-duration>
    <meta:editing-cycles>3</meta:editing-cycles>
    <meta:generator>OpenOffice.org/3.1$Linux OpenOffice.org_project/310m19$Build-9420</meta:generator>
    <meta:document-statistic meta:table-count="3" meta:cell-count="30" meta:object-count="0"/>
  </office:meta>
</office:document-meta>
</file>